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4.791cm" fo:break-before="auto" style:use-optimal-row-height="true"/>
    </style:style>
    <style:style style:name="ro7" style:family="table-row">
      <style:table-row-properties style:row-height="4.396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3" style:family="table-cell" style:parent-style-name="Default">
      <style:table-cell-properties fo:background-color="#ffff00"/>
    </style:style>
    <style:style style:name="ce14" style:family="table-cell" style:parent-style-name="Default">
      <style:table-cell-properties fo:background-color="transparent"/>
    </style:style>
    <style:style style:name="ce15" style:family="table-cell" style:parent-style-name="Default">
      <style:table-cell-properties fo:background-color="#00a933"/>
    </style:style>
    <style:style style:name="ce16" style:family="table-cell" style:parent-style-name="Default">
      <style:table-cell-properties fo:background-color="#ff0000"/>
    </style:style>
    <style:style style:name="ce17"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number-columns-repeated="16376" table:default-cell-style-name="ce14"/>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3" table:number-columns-repeated="2"/>
          <table:table-cell table:style-name="ce13" office:value-type="string" calcext:value-type="string">
            <text:p>META NEA</text:p>
          </table:table-cell>
          <table:table-cell table:style-name="ce13"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3" table:number-columns-repeated="2"/>
          <table:table-cell table:style-name="ce13" office:value-type="string" calcext:value-type="string">
            <text:p>LEVEL NAMES</text:p>
          </table:table-cell>
          <table:table-cell table:style-name="ce13"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15" office:value-type="string" calcext:value-type="string">
            <text:p>The Golden Floor</text:p>
          </table:table-cell>
          <table:table-cell table:style-name="ce15" office:value-type="string" calcext:value-type="string">
            <text:p>MBH10</text:p>
          </table:table-cell>
          <table:table-cell table:style-name="ce15" office:value-type="string" calcext:value-type="string">
            <text:p>This level is exclusively chaingunners, or here: Minigun Zombies. You are also given minigun supplies throughout the level.</text:p>
          </table:table-cell>
          <table:table-cell table:style-name="ce15" office:value-type="string" calcext:value-type="string">
            <text:p>Tanah Mas</text:p>
          </table:table-cell>
          <table:table-cell table:style-name="ce15"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1">
          <table:table-cell/>
          <table:table-cell office:value-type="string" calcext:value-type="string">
            <text:p>MBH16</text:p>
          </table:table-cell>
          <table:table-cell table:number-columns-repeated="16382"/>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15" office:value-type="string" calcext:value-type="string">
            <text:p>Welcome to Technoland</text:p>
          </table:table-cell>
          <table:table-cell table:style-name="ce15" office:value-type="string" calcext:value-type="string">
            <text:p>MBH20</text:p>
          </table:table-cell>
          <table:table-cell table:style-name="ce15" office:value-type="string" calcext:value-type="string">
            <text:p>Level inspired from Atomic Heart’s outside park, complete with Soviet Porno song from Freedoom 2.</text:p>
            <text:p>This episode, mix Computer &amp; Hell textures!</text:p>
          </table:table-cell>
          <table:table-cell table:style-name="ce15" office:value-type="string" calcext:value-type="string">
            <text:p>Selamat Datang di Pulau Tekno</text:p>
          </table:table-cell>
          <table:table-cell table:style-name="ce15"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5">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5">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16" office:value-type="string" calcext:value-type="string">
            <text:p>Valley of Sorrowness</text:p>
          </table:table-cell>
          <table:table-cell table:style-name="ce16" office:value-type="string" calcext:value-type="string">
            <text:p>MBH30</text:p>
          </table:table-cell>
          <table:table-cell table:style-name="ce16" office:value-type="string" calcext:value-type="string">
            <text:p>Bossbrain / Icon of Sin level. Beat the Invader CEO, named Valley of Sorrowness.</text:p>
          </table:table-cell>
          <table:table-cell table:style-name="ce16" office:value-type="string" calcext:value-type="string">
            <text:p>Lembah Kekelaman</text:p>
          </table:table-cell>
          <table:table-cell table:style-name="ce16"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1" table:number-rows-repeated="2">
          <table:table-cell table:number-columns-repeated="16384"/>
        </table:table-row>
        <table:table-row table:style-name="ro1">
          <table:table-cell table:style-name="ce13" table:number-columns-repeated="2"/>
          <table:table-cell table:style-name="ce13" office:value-type="string" calcext:value-type="string">
            <text:p>EPISODE NAMES</text:p>
          </table:table-cell>
          <table:table-cell table:style-name="ce13"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table-cell table:number-columns-repeated="16384"/>
        </table:table-row>
        <table:table-row table:style-name="ro1">
          <table:table-cell table:style-name="ce13" table:number-columns-repeated="2"/>
          <table:table-cell table:style-name="ce13" office:value-type="string" calcext:value-type="string">
            <text:p>ENTER TEXT</text:p>
          </table:table-cell>
          <table:table-cell table:style-name="ce13" table:number-columns-repeated="16381"/>
        </table:table-row>
        <table:table-row table:style-name="ro5">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5">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6">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1" table:number-rows-repeated="4">
          <table:table-cell table:number-columns-repeated="16384"/>
        </table:table-row>
        <table:table-row table:style-name="ro1">
          <table:table-cell table:style-name="ce13" table:number-columns-repeated="2"/>
          <table:table-cell table:style-name="ce13" office:value-type="string" calcext:value-type="string">
            <text:p>EXIT TEXT</text:p>
          </table:table-cell>
          <table:table-cell table:style-name="ce13" table:number-columns-repeated="16381"/>
        </table:table-row>
        <table:table-row table:style-name="ro7">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8">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4">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9">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9">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 table:number-rows-repeated="2">
          <table:table-cell table:number-columns-repeated="16384"/>
        </table:table-row>
        <table:table-row table:style-name="ro1">
          <table:table-cell table:style-name="ce13" table:number-columns-repeated="2"/>
          <table:table-cell table:style-name="ce13" office:value-type="string" calcext:value-type="string">
            <text:p>DIALOG</text:p>
          </table:table-cell>
          <table:table-cell table:style-name="ce13"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number-rows-repeated="7">
          <table:table-cell table:number-columns-repeated="16384"/>
        </table:table-row>
        <table:table-row table:style-name="ro1">
          <table:table-cell table:style-name="ce13" table:number-columns-repeated="2"/>
          <table:table-cell table:style-name="ce13" office:value-type="string" calcext:value-type="string">
            <text:p>RANDOM</text:p>
          </table:table-cell>
          <table:table-cell table:style-name="ce13"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3" table:number-columns-repeated="2"/>
          <table:table-cell table:style-name="ce13" office:value-type="string" calcext:value-type="string">
            <text:p>Game Strings</text:p>
          </table:table-cell>
          <table:table-cell table:style-name="ce13"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Menu Strings</text:p>
          </table:table-cell>
          <table:table-cell table:style-name="ce13"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number-rows-repeated="7">
          <table:table-cell table:number-columns-repeated="16384"/>
        </table:table-row>
        <table:table-row table:style-name="ro1">
          <table:table-cell table:style-name="ce13" table:number-columns-repeated="2"/>
          <table:table-cell table:style-name="ce13" office:value-type="string" calcext:value-type="string">
            <text:p>QUIT MESSAGES</text:p>
          </table:table-cell>
          <table:table-cell table:style-name="ce13"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17"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0">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8">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5">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1">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4">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5">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1">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0">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8">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2">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5">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4">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1">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9">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1">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7">00/00/0000</text:date>, <text:time style:data-style-name="N2" text:time-value="09:29:03.770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4-17T09:05:29.914000000</dc:date>
    <meta:editing-duration>P14DT15H8M13S</meta:editing-duration>
    <meta:editing-cycles>297</meta:editing-cycles>
    <dc:description>Translation file for Lah-Mboh Mod</dc:description>
    <dc:rights>Perkedel Technologies</dc:rights>
    <dc:title>Lah-Mboh Doom mod translation</dc:title>
    <meta:document-statistic meta:table-count="1" meta:cell-count="536" meta:object-count="0"/>
  </office:meta>
</office:document-meta>
</file>